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76BF383A.png" manifest:media-type="image/png"/>
  <manifest:file-entry manifest:full-path="Pictures/1000068800009698000054ABBAE8AB1092C97E1C.svg" manifest:media-type="image/svg+xml"/>
  <manifest:file-entry manifest:full-path="Pictures/1000020100000640000003E8A65A26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mfortaa" svg:font-family="Comfortaa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cm"/>
    </style:style>
    <style:style style:name="pr2" style:family="presentation" style:parent-style-name="Padrão-subtitle">
      <style:graphic-properties draw:fill-color="#ff0066" fo:min-height="14.81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fortaa"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paragraph-properties fo:margin-left="1.251cm" fo:margin-right="0cm" fo:text-align="justify" fo:text-indent="-0.499cm"/>
    </style:style>
    <style:style style:name="P4" style:family="paragraph">
      <style:paragraph-properties fo:margin-left="1.251cm" fo:margin-right="0cm" fo:text-align="justify" fo:text-indent="-0.499cm"/>
      <style:text-properties fo:font-size="34pt" style:font-size-asian="34pt" style:font-size-complex="3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omfortaa" fo:font-size="40pt" fo:font-style="normal" fo:text-shadow="none" style:text-underline-style="solid" style:text-underline-width="auto" style:text-underline-color="font-color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5000b" style:font-name="Lobster Two" fo:font-size="34pt" style:font-size-asian="34pt" style:font-size-complex="34pt"/>
    </style:style>
    <style:style style:name="T3" style:family="text">
      <style:text-properties style:font-name="Lobster Two" fo:font-size="34pt" style:font-size-asian="34pt" style:font-size-complex="34pt"/>
    </style:style>
    <style:style style:name="T4" style:family="text">
      <style:text-properties fo:color="#cc0000" style:font-name="Lobster Two" fo:font-size="34pt" style:font-size-asian="34pt" style:font-size-complex="34pt"/>
    </style:style>
    <style:style style:name="T5" style:family="text">
      <style:text-properties fo:color="#000000" style:font-name="Lobster Two"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5.2cm" svg:height="2cm" svg:x="1.2cm" svg:y="0.6cm" presentation:class="title" presentation:user-transformed="true">
          <draw:text-box>
            <text:p text:style-name="P1"><text:span text:style-name="T1">Pontos de Parada mais comuns</text:span></text:p>
          </draw:text-box>
        </draw:frame>
        <draw:frame presentation:style-name="pr2" draw:text-style-name="P4" draw:layer="layout" svg:width="26.2cm" svg:height="14.814cm" svg:x="0.6cm" svg:y="2.4cm" presentation:class="subtitle" presentation:user-transformed="true">
          <draw:text-box>
            <text:list text:style-name="L1">
              <text:list-item>
                <text:p text:style-name="P3"><text:span text:style-name="T2">Frente atras</text:span><text:span text:style-name="T3"> (ex: cruzado, abertura lateral).</text:span></text:p>
              </text:list-item>
              <text:list-item>
                <text:p text:style-name="P3"><text:span text:style-name="T2">Abertura lateral</text:span><text:span text:style-name="T3"> (ex: balanço, cruzado).</text:span></text:p>
              </text:list-item>
              <text:list-item>
                <text:p text:style-name="P3"><text:span text:style-name="T2">Cruzado | X</text:span><text:span text:style-name="T3"> (ex: caminhada, romario).</text:span></text:p>
              </text:list-item>
              <text:list-item>
                <text:p text:style-name="P3"><text:span text:style-name="T2">Cruzado invertido</text:span><text:span text:style-name="T3"> (ex: caminhada de casal).</text:span></text:p>
              </text:list-item>
              <text:list-item>
                <text:p text:style-name="P3"><text:span text:style-name="T2">Facão </text:span><text:span text:style-name="T3">(ex: pião).</text:span></text:p>
              </text:list-item>
              <text:list-item>
                <text:p text:style-name="P3"><text:span text:style-name="T4">Facão invertido </text:span><text:span text:style-name="T5">(ex: escovinha).</text:span></text:p>
              </text:list-item>
              <text:list-item>
                <text:p text:style-name="P3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mfortaa" svg:font-family="Comfortaa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e_20_1" draw:display-name="Bitmape 1" xlink:href="Pictures/1000020100000640000003E8A65A26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drão-background" style:family="presentation">
      <style:graphic-properties draw:stroke="none" draw:fill="bitmap" draw:fill-color="#eeeeee" draw:fill-image-name="Bitmape_20_1" draw:fill-image-width="0cm" draw:fill-image-height="0cm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29cm" fo:text-indent="0cm"/>
      <style:text-properties fo:font-size="23.2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46cm" fo:text-indent="0cm"/>
      <style:text-properties fo:font-size="19.8999996185303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61cm" fo:text-indent="0cm"/>
      <style:text-properties fo:font-size="16.6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9cm" fo:text-indent="0cm"/>
      <style:text-properties fo:font-size="16.6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bitmap" draw:fill-color="#eeeeee" draw:fill-image-name="Bitmape_20_1" draw:fill-image-width="0cm" draw:fill-image-height="0cm" style:repeat="stretch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55cm" fo:text-indent="0cm"/>
      <style:text-properties fo:font-size="25.200000762939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64cm" fo:text-indent="0cm"/>
      <style:text-properties fo:font-size="21.6000003814697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76cm" fo:text-indent="0cm"/>
      <style:text-properties fo:font-size="18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5cm" fo:text-indent="0cm"/>
      <style:text-properties fo:font-size="18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color="#eeeeee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adrão" style:page-layout-name="PM1" draw:style-name="Mdp1">
      <draw:frame presentation:style-name="Padrão-title" draw:layer="backgroundobjects" svg:width="25.2cm" svg:height="2.922cm" svg:x="1.4cm" svg:y="0.693cm" presentation:class="title" presentation:placeholder="true">
        <draw:text-box/>
      </draw:frame>
      <draw:frame presentation:style-name="Padrão-outline1" draw:layer="backgroundobjects" svg:width="25.2cm" svg:height="10.15cm" svg:x="1.4cm" svg:y="4.095cm" presentation:class="outline" presentation:placeholder="true">
        <draw:text-box/>
      </draw:frame>
      <draw:frame presentation:style-name="Mpr1" draw:text-style-name="MP1" draw:layer="backgroundobjects" svg:width="6.523cm" svg:height="1.207cm" svg:x="1.4cm" svg:y="15.93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07cm" svg:x="9.572cm" svg:y="15.93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207cm" svg:x="20.072cm" svg:y="15.93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8cm" svg:height="17.5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76BF383A.png" xlink:type="simple" xlink:show="embed" xlink:actuate="onLoad"/>
      </draw:frame>
      <draw:frame presentation:style-name="AbstractGreen-title" draw:layer="backgroundobjects" svg:width="25.2cm" svg:height="2.888cm" svg:x="1.4cm" svg:y="0.665cm" presentation:class="title" presentation:placeholder="true">
        <draw:text-box/>
      </draw:frame>
      <draw:frame presentation:style-name="AbstractGreen-outline1" draw:layer="backgroundobjects" svg:width="25.2cm" svg:height="10.15cm" svg:x="1.4cm" svg:y="4.218cm" presentation:class="outline" presentation:placeholder="true">
        <draw:text-box/>
      </draw:frame>
      <draw:frame presentation:style-name="Mpr4" draw:text-style-name="MP1" draw:layer="backgroundobjects" svg:width="6.523cm" svg:height="1.207cm" svg:x="1.4cm" svg:y="15.9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207cm" svg:x="9.572cm" svg:y="15.9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207cm" svg:x="20.072cm" svg:y="15.936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3:59:58.797572540</meta:creation-date>
    <dc:date>2016-12-16T17:01:36.056565050</dc:date>
    <meta:editing-duration>PT3H19M43S</meta:editing-duration>
    <meta:editing-cycles>27</meta:editing-cycles>
    <meta:generator>LibreOffice/4.2.8.2$Linux_X86_64 LibreOffice_project/420m0$Build-2</meta:generator>
    <meta:document-statistic meta:object-count="37"/>
  </office:meta>
</office:document-meta>
</file>